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9620000">
            <text:p>69,620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G</text:p>
          </table:table-cell>
          <table:table-cell office:value-type="string">
            <text:p>A Nilsson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532000">
            <text:p>115,53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table:style-name="ce26"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table:style-name="ce26"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office:value-type="float" office:value="2625000">
            <text:p>2625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table:style-name="ce26"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6"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table:style-name="ce26"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table:style-name="ce26"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table:style-name="ce26"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table:style-name="ce26"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6" table:formula="of:=SUM([.I1:.I15])" office:value-type="float" office:value="62598000">
            <text:p>62,59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3251000">
            <text:p>103,251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8303000">
            <text:p>78,303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7546000">
            <text:p>57,546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6229333">
            <text:p>66,229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table:style-name="ce26" office:value-type="float" office:value="5000000">
            <text:p>5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3289000">
            <text:p>63,28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9978000">
            <text:p>79,9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3">
            <text:p>13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9115000">
            <text:p>79,1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2016-01-04</text:date>, <text:time>20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1-04T20:46:38</dc:date>
    <dc:creator>Ben Miller</dc:creator>
    <meta:editing-duration>P136DT3H11M23S</meta:editing-duration>
    <meta:editing-cycles>329</meta:editing-cycles>
    <meta:document-statistic meta:table-count="11" meta:cell-count="2505" meta:object-count="0"/>
    <meta:user-defined meta:name=""/>
  </office:meta>
</office:document-meta>
</file>